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F44" svg:font-family="F44"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da" fo:country="DK" officeooo:rsid="00031886" officeooo:paragraph-rsid="00031886" fo:background-color="transparent"/>
    </style:style>
    <style:style style:name="P2" style:family="paragraph" style:parent-style-name="Text_20_body">
      <style:paragraph-properties fo:text-align="start" style:justify-single-word="false"/>
      <style:text-properties fo:language="da" fo:country="DK" officeooo:rsid="00055650" officeooo:paragraph-rsid="00055650" fo:background-color="transparent"/>
    </style:style>
    <style:style style:name="P3" style:family="paragraph" style:parent-style-name="Text_20_body" style:list-style-name="L1">
      <style:paragraph-properties fo:text-align="start" style:justify-single-word="false"/>
      <style:text-properties fo:language="da" fo:country="DK" officeooo:rsid="00055650" officeooo:paragraph-rsid="00055650" fo:background-color="transparent"/>
    </style:style>
    <style:style style:name="P4" style:family="paragraph" style:parent-style-name="Text_20_body">
      <style:paragraph-properties fo:text-align="start" style:justify-single-word="false"/>
      <style:text-properties fo:language="da" fo:country="DK" fo:font-weight="bold" officeooo:rsid="00055650" officeooo:paragraph-rsid="00055650" fo:background-color="transparent" style:font-weight-asian="bold" style:font-weight-complex="bold"/>
    </style:style>
    <style:style style:name="P5" style:family="paragraph" style:parent-style-name="Text_20_body">
      <style:paragraph-properties fo:text-align="start" style:justify-single-word="false"/>
      <style:text-properties fo:language="da" fo:country="DK" fo:font-weight="bold" officeooo:rsid="0005f5cb" officeooo:paragraph-rsid="0005f5cb" fo:background-color="transparent" style:font-weight-asian="bold" style:font-weight-complex="bold"/>
    </style:style>
    <style:style style:name="P6" style:family="paragraph" style:parent-style-name="Text_20_body" style:list-style-name="L2">
      <style:paragraph-properties fo:text-align="start" style:justify-single-word="false"/>
      <style:text-properties fo:language="da" fo:country="DK" fo:font-weight="normal" officeooo:rsid="00071ce6" officeooo:paragraph-rsid="00071ce6" fo:background-color="transparent" style:font-weight-asian="normal" style:font-weight-complex="normal"/>
    </style:style>
    <style:style style:name="P7" style:family="paragraph" style:parent-style-name="Text_20_body">
      <style:paragraph-properties fo:text-align="start" style:justify-single-word="false"/>
      <style:text-properties fo:language="da" fo:country="DK" fo:font-weight="normal" officeooo:rsid="00071ce6" officeooo:paragraph-rsid="00071ce6" fo:background-color="transparent" style:font-weight-asian="normal" style:font-weight-complex="normal"/>
    </style:style>
    <style:style style:name="P8" style:family="paragraph" style:parent-style-name="Text_20_body" style:list-style-name="L3">
      <style:paragraph-properties fo:text-align="start" style:justify-single-word="false"/>
      <style:text-properties fo:language="da" fo:country="DK" fo:font-weight="normal" officeooo:rsid="00071ce6" officeooo:paragraph-rsid="00071ce6" fo:background-color="transparent" style:font-weight-asian="normal" style:font-weight-complex="normal"/>
    </style:style>
    <style:style style:name="P9" style:family="paragraph" style:parent-style-name="Text_20_body">
      <style:paragraph-properties fo:text-align="start" style:justify-single-word="false"/>
      <style:text-properties fo:language="da" fo:country="DK" fo:font-weight="normal" officeooo:rsid="001926c4" officeooo:paragraph-rsid="00071ce6" fo:background-color="transparent" style:language-asian="zxx" style:country-asian="none" style:font-weight-asian="normal" style:language-complex="zxx" style:country-complex="none" style:font-weight-complex="normal"/>
    </style:style>
    <style:style style:name="P10" style:family="paragraph" style:parent-style-name="Text_20_body" style:list-style-name="L3">
      <style:paragraph-properties fo:text-align="start" style:justify-single-word="false"/>
      <style:text-properties fo:language="da" fo:country="DK" fo:font-weight="normal" officeooo:rsid="00071ce6" officeooo:paragraph-rsid="00071ce6" fo:background-color="transparent" style:language-asian="zxx" style:country-asian="none" style:font-weight-asian="normal" style:language-complex="zxx" style:country-complex="none" style:font-weight-complex="normal"/>
    </style:style>
    <style:style style:name="P11" style:family="paragraph" style:parent-style-name="Text_20_body" style:list-style-name="L4">
      <style:paragraph-properties fo:text-align="start" style:justify-single-word="false"/>
      <style:text-properties officeooo:paragraph-rsid="00086d3e"/>
    </style:style>
    <style:style style:name="P12" style:family="paragraph" style:parent-style-name="Text_20_body" style:list-style-name="L4">
      <style:paragraph-properties fo:text-align="start" style:justify-single-word="false"/>
      <style:text-properties officeooo:paragraph-rsid="0008c277"/>
    </style:style>
    <style:style style:name="P13" style:family="paragraph" style:parent-style-name="Text_20_body">
      <style:paragraph-properties fo:text-align="start" style:justify-single-word="false"/>
      <style:text-properties officeooo:rsid="00071ce6" officeooo:paragraph-rsid="00071ce6"/>
    </style:style>
    <style:style style:name="P14" style:family="paragraph" style:parent-style-name="Text_20_body">
      <style:paragraph-properties fo:text-align="start" style:justify-single-word="false"/>
      <style:text-properties officeooo:rsid="00086d3e" officeooo:paragraph-rsid="00086d3e"/>
    </style:style>
    <style:style style:name="P15" style:family="paragraph" style:parent-style-name="Text_20_body" style:list-style-name="L4">
      <style:paragraph-properties fo:text-align="start" style:justify-single-word="false"/>
      <style:text-properties officeooo:rsid="0008c277" officeooo:paragraph-rsid="0008c277"/>
    </style:style>
    <style:style style:name="P16" style:family="paragraph" style:parent-style-name="Text_20_body" style:list-style-name="L4">
      <style:paragraph-properties fo:text-align="start" style:justify-single-word="false"/>
      <style:text-properties officeooo:rsid="00092834" officeooo:paragraph-rsid="00092834"/>
    </style:style>
    <style:style style:name="P17" style:family="paragraph" style:parent-style-name="Text_20_body">
      <style:paragraph-properties fo:text-align="start" style:justify-single-word="false"/>
      <style:text-properties officeooo:rsid="00092834" officeooo:paragraph-rsid="00092834"/>
    </style:style>
    <style:style style:name="P18" style:family="paragraph" style:parent-style-name="Text_20_body" style:list-style-name="L5">
      <style:paragraph-properties fo:text-align="start" style:justify-single-word="false"/>
      <style:text-properties officeooo:rsid="00092834" officeooo:paragraph-rsid="00092834"/>
    </style:style>
    <style:style style:name="P19" style:family="paragraph" style:parent-style-name="Text_20_body" style:list-style-name="L6">
      <style:paragraph-properties fo:text-align="start" style:justify-single-word="false"/>
      <style:text-properties officeooo:rsid="00092834" officeooo:paragraph-rsid="00092834"/>
    </style:style>
    <style:style style:name="P20" style:family="paragraph" style:parent-style-name="Text_20_body" style:list-style-name="L8">
      <style:paragraph-properties fo:text-align="start" style:justify-single-word="false"/>
      <style:text-properties officeooo:rsid="00092834" officeooo:paragraph-rsid="00092834"/>
    </style:style>
    <style:style style:name="P21" style:family="paragraph" style:parent-style-name="Subtitle">
      <style:paragraph-properties fo:text-align="start" style:justify-single-word="false"/>
      <style:text-properties fo:language="da" fo:country="DK" officeooo:rsid="00031886" officeooo:paragraph-rsid="00031886" fo:background-color="transparent"/>
    </style:style>
    <style:style style:name="P22" style:family="paragraph" style:parent-style-name="Subtitle">
      <style:paragraph-properties fo:text-align="start" style:justify-single-word="false"/>
      <style:text-properties fo:language="da" fo:country="DK" officeooo:rsid="00055650" officeooo:paragraph-rsid="00055650" fo:background-color="transparent"/>
    </style:style>
    <style:style style:name="P23" style:family="paragraph" style:parent-style-name="Subtitle">
      <style:paragraph-properties fo:text-align="start" style:justify-single-word="false"/>
      <style:text-properties fo:language="da" fo:country="DK" fo:font-weight="normal" officeooo:rsid="00071ce6" officeooo:paragraph-rsid="00071ce6" fo:background-color="transparent" style:font-weight-asian="normal" style:font-weight-complex="normal"/>
    </style:style>
    <style:style style:name="P24" style:family="paragraph" style:parent-style-name="Subtitle">
      <style:paragraph-properties fo:text-align="start" style:justify-single-word="false"/>
      <style:text-properties officeooo:rsid="00071ce6" officeooo:paragraph-rsid="00071ce6"/>
    </style:style>
    <style:style style:name="P25" style:family="paragraph" style:parent-style-name="Subtitle">
      <style:paragraph-properties fo:text-align="start" style:justify-single-word="false"/>
      <style:text-properties officeooo:rsid="00071ce6" officeooo:paragraph-rsid="00086d3e"/>
    </style:style>
    <style:style style:name="P26" style:family="paragraph" style:parent-style-name="Subtitle">
      <style:paragraph-properties fo:text-align="start" style:justify-single-word="false"/>
      <style:text-properties officeooo:rsid="00086d3e" officeooo:paragraph-rsid="00086d3e"/>
    </style:style>
    <style:style style:name="P27" style:family="paragraph" style:parent-style-name="Subtitle">
      <style:paragraph-properties fo:text-align="start" style:justify-single-word="false"/>
      <style:text-properties officeooo:rsid="001d502e" officeooo:paragraph-rsid="00092834"/>
    </style:style>
    <style:style style:name="P28" style:family="paragraph" style:parent-style-name="Title" style:master-page-name="Standard">
      <style:paragraph-properties style:page-number="auto"/>
      <style:text-properties fo:language="da" fo:country="DK" officeooo:rsid="00031886" officeooo:paragraph-rsid="00031886" fo:background-color="transparent"/>
    </style:style>
    <style:style style:name="T1" style:family="text">
      <style:text-properties officeooo:rsid="0004e4fa"/>
    </style:style>
    <style:style style:name="T2" style:family="text">
      <style:text-properties officeooo:rsid="00071ce6"/>
    </style:style>
    <style:style style:name="T3" style:family="text">
      <style:text-properties officeooo:rsid="001b8d42"/>
    </style:style>
    <style:style style:name="T4" style:family="text">
      <style:text-properties officeooo:rsid="00086d3e"/>
    </style:style>
    <style:style style:name="T5" style:family="text">
      <style:text-properties officeooo:rsid="0008c277"/>
    </style:style>
    <style:style style:name="T6" style:family="text">
      <style:text-properties officeooo:rsid="0009283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Use Case 3 – Få placering af alle busser af specifikt nummer</text:p>
      <text:p text:style-name="P1"/>
      <text:p text:style-name="P21">Mål</text:p>
      <text:p text:style-name="P1">Målet med denne Use Case er at kunne se alle busser, af et valgt nummer, på kortet. <text:span text:style-name="T1">Busserne der vises, vil alle sammen være af et givet nummer, men de kan være vilkårlige steder på kortet, samt køre begge veje. Busstoppesteder og busser vil være tydeligt markeret.</text:span></text:p>
      <text:p text:style-name="P1"/>
      <text:p text:style-name="P22">Initiering</text:p>
      <text:p text:style-name="P2">Efter Use Case 6 har fuldent sit normalforløb, vil brugeren blive præsenteret for en række af busser. Brugeren tilkender giver over for systemet, hvilken busrute han ønsker at få mere information om. Brugeren vil da blive vist en busrute, samt hvor på ruten busserne og busstoppestederne befinder sig.</text:p>
      <text:p text:style-name="P2"/>
      <text:p text:style-name="P22">Aktører og interessenter</text:p>
      <text:p text:style-name="P4">Primære aktører</text:p>
      <text:list xml:id="list9218191926451969777" text:style-name="L1">
        <text:list-item>
          <text:p text:style-name="P3">Brugeren</text:p>
          <text:p text:style-name="P3"/>
        </text:list-item>
      </text:list>
      <text:p text:style-name="P5">Sekundærere aktører</text:p>
      <text:list xml:id="list4970936112906778346" text:style-name="L2">
        <text:list-item>
          <text:p text:style-name="P6">Database</text:p>
        </text:list-item>
        <text:list-item>
          <text:p text:style-name="P6">SQLitedatabase</text:p>
        </text:list-item>
      </text:list>
      <text:p text:style-name="P7"/>
      <text:p text:style-name="P23">Antal samtidige forekomster</text:p>
      <text:p text:style-name="P7">En samtidig forekomst.</text:p>
      <text:p text:style-name="P7"/>
      <text:p text:style-name="P23">Ikke funktionelle krav.</text:p>
      <text:p text:style-name="P7">KOMMER SENERE</text:p>
      <text:p text:style-name="P7"/>
      <text:p text:style-name="P23">Startbetingelser</text:p>
      <text:p text:style-name="P9">Initialisering kræver, at normalforløb<text:span text:style-name="T2">et for</text:span> følgende Use Cases er <text:span text:style-name="T3">fuldendt</text:span>:</text:p>
      <text:list xml:id="list5036020867346764729" text:style-name="L3">
        <text:list-item>
          <text:p text:style-name="P10">Use Case 4 – Tilføj/Fjern busnummer</text:p>
          <text:list>
            <text:list-item>
              <text:p text:style-name="P10">Hvis en favoritrute i forvejen er valgt, kan Use Case 3 startes fra hovedskærmen.</text:p>
            </text:list-item>
          </text:list>
        </text:list-item>
        <text:list-item>
          <text:p text:style-name="P8">Use Case 6 – Vis liste af busruter<text:tab/></text:p>
          <text:list>
            <text:list-item>
              <text:p text:style-name="P8">Alle busruter præsenteres som en liste, efter fuldendt normalforløb for Use Case 6.</text:p>
            </text:list-item>
          </text:list>
        </text:list-item>
      </text:list>
      <text:p text:style-name="P24"><text:soft-page-break/>Slutresultat ved succes:</text:p>
      <text:p text:style-name="P13">Brugeren vil blive præsenteret for kort, hvorpå busruten er tegnet ind, med tydeligt markerede <text:span text:style-name="T4">busstoppesteder. Hvis GPSen i telefonen er slået til, vil kortet zoome ind til brugerens position. Hvis GPSen ikke er slået til, vil brugeren blive præsenteret for et kort, zoomet ud til at se hele ruten. På ruten vil alle kørende busser og deres retning blive tydeligt vist.</text:span></text:p>
      <text:p text:style-name="P14"/>
      <text:p text:style-name="P25">Slutresultat ved <text:span text:style-name="T4">undtagelser</text:span>:</text:p>
      <text:p text:style-name="P14">Brugeren vil blive præsenteret for en fejlmeddelse, hvori brugeren for besked på, at der ikke kunne skabes forbindelse til serveren. <text:span text:style-name="T5">Hvis undtagelsen sker ved tryk på home-knappen, vil systemet gå i dvale, hvori ingen data fra online databasen vil blive hentet.</text:span></text:p>
      <text:p text:style-name="P14"/>
      <text:p text:style-name="P26">Normalforløb:</text:p>
      <text:p text:style-name="P14">Normalforløb A: Busrute vælges fra favorit-liste</text:p>
      <text:list xml:id="list4598160852751930995" text:style-name="L4">
        <text:list-item>
          <text:p text:style-name="P15">To samtidige operationer:</text:p>
          <text:list>
            <text:list-item>
              <text:p text:style-name="P11"><text:span text:style-name="T4">Kortet vil åbnes og blive vist.</text:span></text:p>
            </text:list-item>
            <text:list-item>
              <text:p text:style-name="P12"><text:span text:style-name="T5">Busruten og stoppesteder vil blive hentet fra den lokale SQLite databasen.</text:span></text:p>
            </text:list-item>
          </text:list>
        </text:list-item>
        <text:list-item>
          <text:p text:style-name="P15">Når Busruten og stoppestederne er hentet vil dette tegnes på kortet</text:p>
          <text:list>
            <text:list-item>
              <text:p text:style-name="P15">Hvis GPS er slået til, vil kortet zoome til brugerens position.</text:p>
            </text:list-item>
            <text:list-item>
              <text:p text:style-name="P15">Hvis GPS ikke er slået til, vil kortet zoome så hele ruten vil blive præsenteret.</text:p>
            </text:list-item>
          </text:list>
        </text:list-item>
        <text:list-item>
          <text:p text:style-name="P15">De kørende busser <text:span text:style-name="T6">af det valgte nummer vil få hentet deres position</text:span></text:p>
        </text:list-item>
        <text:list-item>
          <text:p text:style-name="P16">De kørende busser af det valgte nummer vil få deres position på ruten tegnet ind, tydeligt markeret med den kørende retning.</text:p>
        </text:list-item>
        <text:list-item>
          <text:p text:style-name="P16">Efter et tidsinterval, vil alle kørende busser af det valgte nummer, få deres positionen hentet igen og kortet vil opdateres.</text:p>
        </text:list-item>
      </text:list>
      <text:p text:style-name="P17"/>
      <text:p text:style-name="P27">Undtagelser</text:p>
      <text:p text:style-name="P17">Undtagelse 1: Der trykkes tilbage under hentning af data.</text:p>
      <text:list xml:id="list5827827797609772215" text:style-name="L5">
        <text:list-item>
          <text:p text:style-name="P18">Hentningen annuleres, og allerede hentet data slettes.</text:p>
        </text:list-item>
        <text:list-item>
          <text:p text:style-name="P18">Brugeren for at vide at forbindelsen til serveren er forsvundet.</text:p>
        </text:list-item>
        <text:list-item>
          <text:p text:style-name="P18">Der returneres til listen over busser.</text:p>
          <text:p text:style-name="P18"/>
        </text:list-item>
      </text:list>
      <text:p text:style-name="P17">Undtagelse 2: Der trykkes home under hentning af data.</text:p>
      <text:list xml:id="list445157578911649557" text:style-name="L6">
        <text:list-item>
          <text:p text:style-name="P19">Hentningen gøres færdige, og værdier opdateres.</text:p>
        </text:list-item>
        <text:list-item>
          <text:p text:style-name="P19">Systemet går i dvale, så ingen data fra internet vil hentes. Dette vil betyde at bussernes position ikke vil holdes opdateret</text:p>
          <text:p text:style-name="P19"/>
        </text:list-item>
      </text:list>
      <text:p text:style-name="P17">Undtagelse 3: Der skabes igen forbindelse til internet, efter forbindelsen er gået tabt</text:p>
      <text:list xml:id="list5250433243097596602" text:style-name="L8">
        <text:list-item>
          <text:p text:style-name="P20">Systemet fortsætter i normalforløbet. Bussernes position holdes igen opdatere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F44" svg:font-family="F44"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4.1.0.4$Windows_x86 LibreOffice_project/89ea49ddacd9aa532507cbf852f2bb22b1ace28</meta:generator>
    <dc:date>2013-09-10T17:01:26.375000000</dc:date>
    <meta:document-statistic meta:table-count="0" meta:image-count="0" meta:object-count="0" meta:page-count="2" meta:paragraph-count="47" meta:word-count="518" meta:character-count="3203" meta:non-whitespace-character-count="2741"/>
    <meta:user-defined meta:name="Info 1"/>
    <meta:user-defined meta:name="Info 2"/>
    <meta:user-defined meta:name="Info 3"/>
    <meta:user-defined meta:name="Info 4"/>
  </office:meta>
</office:document-meta>
</file>